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18.758cm" fo:min-width="7.498cm"/>
      <style:paragraph-properties style:writing-mode="lr-tb"/>
    </style:style>
    <style:style style:name="P1" style:family="paragraph"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98cm" svg:height="19.008cm" svg:x="8.898cm" svg:y="1.034cm">
          <text:p text:style-name="P1"><text:span text:style-name="T1">iob-</text:span><text:span text:style-name="T1">so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02T15:07:22.101972148</meta:creation-date>
    <dc:date>2022-12-10T14:12:32.872005240</dc:date>
    <meta:editing-duration>PT35M24S</meta:editing-duration>
    <meta:editing-cycles>19</meta:editing-cycles>
    <meta:generator>LibreOffice/7.3.7.2$Linux_X86_64 LibreOffice_project/30$Build-2</meta:generator>
    <meta:document-statistic meta:object-count="1"/>
  </office:meta>
</office:document-meta>
</file>